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Ubuntu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.5pt" style:language-asian="none" style:country-asian="none" style:font-style-asian="normal" style:font-weight-asian="normal" style:font-name-complex="Ubuntu Mono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>
      <style:text-properties fo:color="#000000" style:font-name="Ubuntu Mono" fo:font-size="11.5pt" fo:language="none" fo:country="none" style:font-name-asian="Ubuntu Mono" style:font-size-asian="11.5pt" style:language-asian="none" style:country-asian="none" style:font-name-complex="Ubuntu Mono" style:font-size-complex="11.5pt" style:language-complex="none" style:country-complex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Noto Sans CJK SC Regular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ce4"/>
        <table:table-column table:style-name="co4" table:default-cell-style-name="Default"/>
        <table:table-column table:style-name="co6" table:default-cell-style-name="Default"/>
        <table:table-column table:style-name="co7" table:number-columns-repeated="1010" table:default-cell-style-name="Default"/>
        <table:table-row table:style-name="ro1">
          <table:table-cell office:value-type="string" calcext:value-type="string">
            <text:p>correction factor</text:p>
          </table:table-cell>
          <table:table-cell office:value-type="string" calcext:value-type="string">
            <text:p>Step #</text:p>
          </table:table-cell>
          <table:table-cell table:number-columns-repeated="9"/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viation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formula="of:=HARMEAN([.B3:.K3])" office:value-type="float" office:value="83.2607139503473" calcext:value-type="float">
            <text:p>83.2607139503473</text:p>
          </table:table-cell>
          <table:table-cell table:style-name="ce6" table:formula="of:=MIN([.B3:.K3])" office:value-type="float" office:value="53" calcext:value-type="float">
            <text:p>53</text:p>
          </table:table-cell>
          <table:table-cell table:style-name="ce6" table:formula="of:=MAX([.C3:.L3])" office:value-type="float" office:value="133" calcext:value-type="float">
            <text:p>133</text:p>
          </table:table-cell>
          <table:table-cell table:formula="of:=COM.MICROSOFT.STDEV.P([.B3:.K3])" office:value-type="float" office:value="23.7909646714882" calcext:value-type="float">
            <text:p>23.7909646714882</text:p>
          </table:table-cell>
          <table:table-cell table:number-columns-repeated="1009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4"/>
          <table:table-cell office:value-type="string" calcext:value-type="string">
            <text:p>trop long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formula="of:=HARMEAN([.B5:.K5])" office:value-type="float" office:value="41.3337528129692" calcext:value-type="float">
            <text:p>41.3337528129692</text:p>
          </table:table-cell>
          <table:table-cell table:style-name="ce6" table:formula="of:=MIN([.B5:.K5])" office:value-type="float" office:value="28" calcext:value-type="float">
            <text:p>28</text:p>
          </table:table-cell>
          <table:table-cell table:style-name="ce6" table:formula="of:=MAX([.C5:.L5])" office:value-type="float" office:value="49" calcext:value-type="float">
            <text:p>49</text:p>
          </table:table-cell>
          <table:table-cell table:formula="of:=COM.MICROSOFT.STDEV.P([.B5:.K5])" office:value-type="float" office:value="6.36003144646314" calcext:value-type="float">
            <text:p>6.36003144646314</text:p>
          </table:table-cell>
          <table:table-cell table:number-columns-repeated="1009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HARMEAN([.B6:.K6])" office:value-type="float" office:value="41.416989594784" calcext:value-type="float">
            <text:p>41.416989594784</text:p>
          </table:table-cell>
          <table:table-cell table:style-name="ce6" table:formula="of:=MIN([.B6:.K6])" office:value-type="float" office:value="32" calcext:value-type="float">
            <text:p>32</text:p>
          </table:table-cell>
          <table:table-cell table:style-name="ce6" table:formula="of:=MAX([.C6:.L6])" office:value-type="float" office:value="52" calcext:value-type="float">
            <text:p>52</text:p>
          </table:table-cell>
          <table:table-cell table:formula="of:=COM.MICROSOFT.STDEV.P([.B6:.K6])" office:value-type="float" office:value="6.65206734782504" calcext:value-type="float">
            <text:p>6.65206734782504</text:p>
          </table:table-cell>
          <table:table-cell table:number-columns-repeated="1009"/>
        </table:table-row>
        <table:table-row table:style-name="ro1">
          <table:table-cell office:value-type="float" office:value="0.9125" calcext:value-type="float">
            <text:p>0.9125</text:p>
          </table:table-cell>
          <table:table-cell table:number-columns-repeated="14"/>
          <table:table-cell office:value-type="string" calcext:value-type="string">
            <text:p>trop long</text:p>
          </table:table-cell>
          <table:table-cell table:number-columns-repeated="1008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formula="of:=HARMEAN([.B8:.K8])" office:value-type="float" office:value="39.8116271929498" calcext:value-type="float">
            <text:p>39.8116271929498</text:p>
          </table:table-cell>
          <table:table-cell table:style-name="ce6" table:formula="of:=MIN([.B8:.K8])" office:value-type="float" office:value="30" calcext:value-type="float">
            <text:p>30</text:p>
          </table:table-cell>
          <table:table-cell table:style-name="ce6" table:formula="of:=MAX([.C8:.L8])" office:value-type="float" office:value="48" calcext:value-type="float">
            <text:p>48</text:p>
          </table:table-cell>
          <table:table-cell table:formula="of:=COM.MICROSOFT.STDEV.P([.B8:.K8])" office:value-type="float" office:value="6.2201286160336" calcext:value-type="float">
            <text:p>6.2201286160336</text:p>
          </table:table-cell>
          <table:table-cell office:value-type="string" calcext:value-type="string">
            <text:p>**</text:p>
          </table:table-cell>
          <table:table-cell table:number-columns-repeated="1008"/>
        </table:table-row>
        <table:table-row table:style-name="ro1">
          <table:table-cell office:value-type="float" office:value="0.94375" calcext:value-type="float">
            <text:p>0.9437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HARMEAN([.B9:.K9])" office:value-type="float" office:value="46.0137921556113" calcext:value-type="float">
            <text:p>46.0137921556113</text:p>
          </table:table-cell>
          <table:table-cell table:style-name="ce6" table:formula="of:=MIN([.B9:.K9])" office:value-type="float" office:value="39" calcext:value-type="float">
            <text:p>39</text:p>
          </table:table-cell>
          <table:table-cell table:style-name="ce6" table:formula="of:=MAX([.C9:.L9])" office:value-type="float" office:value="56" calcext:value-type="float">
            <text:p>56</text:p>
          </table:table-cell>
          <table:table-cell table:formula="of:=COM.MICROSOFT.STDEV.P([.B9:.K9])" office:value-type="float" office:value="5.69297813099611" calcext:value-type="float">
            <text:p>5.69297813099611</text:p>
          </table:table-cell>
          <table:table-cell table:number-columns-repeated="1009"/>
        </table:table-row>
        <table:table-row table:style-name="ro1">
          <table:table-cell office:value-type="float" office:value="0.93125" calcext:value-type="float">
            <text:p>0.9312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HARMEAN([.B10:.K10])" office:value-type="float" office:value="43.2590461955253" calcext:value-type="float">
            <text:p>43.2590461955253</text:p>
          </table:table-cell>
          <table:table-cell table:style-name="ce6" table:formula="of:=MIN([.B10:.K10])" office:value-type="float" office:value="34" calcext:value-type="float">
            <text:p>34</text:p>
          </table:table-cell>
          <table:table-cell table:style-name="ce6" table:formula="of:=MAX([.C10:.L10])" office:value-type="float" office:value="54" calcext:value-type="float">
            <text:p>54</text:p>
          </table:table-cell>
          <table:table-cell table:formula="of:=COM.MICROSOFT.STDEV.P([.B10:.K10])" office:value-type="float" office:value="6.4" calcext:value-type="float">
            <text:p>6.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ial correction step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HARMEAN([.B13:.K13])" office:value-type="float" office:value="46.1027685637921" calcext:value-type="float">
            <text:p>46.1027685637921</text:p>
          </table:table-cell>
          <table:table-cell table:style-name="ce6" table:formula="of:=MIN([.B13:.K13])" office:value-type="float" office:value="40" calcext:value-type="float">
            <text:p>40</text:p>
          </table:table-cell>
          <table:table-cell table:style-name="ce6" table:formula="of:=MAX([.C13:.L13])" office:value-type="float" office:value="57" calcext:value-type="float">
            <text:p>57</text:p>
          </table:table-cell>
          <table:table-cell table:formula="of:=COM.MICROSOFT.STDEV.P([.B13:.K13])" office:value-type="float" office:value="4.94368283772331" calcext:value-type="float">
            <text:p>4.94368283772331</text:p>
          </table:table-cell>
          <table:table-cell table:number-columns-repeated="1009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formula="of:=HARMEAN([.B14:.K14])" office:value-type="float" office:value="41.8956879620902" calcext:value-type="float">
            <text:p>41.8956879620902</text:p>
          </table:table-cell>
          <table:table-cell table:style-name="ce6" table:formula="of:=MIN([.B14:.K14])" office:value-type="float" office:value="34" calcext:value-type="float">
            <text:p>34</text:p>
          </table:table-cell>
          <table:table-cell table:style-name="ce6" table:formula="of:=MAX([.C14:.L14])" office:value-type="float" office:value="54" calcext:value-type="float">
            <text:p>54</text:p>
          </table:table-cell>
          <table:table-cell table:formula="of:=COM.MICROSOFT.STDEV.P([.B14:.K14])" office:value-type="float" office:value="5.64269439186635" calcext:value-type="float">
            <text:p>5.64269439186635</text:p>
          </table:table-cell>
          <table:table-cell table:number-columns-repeated="1009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HARMEAN([.B15:.K15])" office:value-type="float" office:value="40.6941113146674" calcext:value-type="float">
            <text:p>40.6941113146674</text:p>
          </table:table-cell>
          <table:table-cell table:style-name="ce6" table:formula="of:=MIN([.B15:.K15])" office:value-type="float" office:value="34" calcext:value-type="float">
            <text:p>34</text:p>
          </table:table-cell>
          <table:table-cell table:style-name="ce6" table:formula="of:=MAX([.C15:.L15])" office:value-type="float" office:value="54" calcext:value-type="float">
            <text:p>54</text:p>
          </table:table-cell>
          <table:table-cell table:formula="of:=COM.MICROSOFT.STDEV.P([.B15:.K15])" office:value-type="float" office:value="6.7238381896057" calcext:value-type="float">
            <text:p>6.7238381896057</text:p>
          </table:table-cell>
          <table:table-cell table:number-columns-repeated="1009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HARMEAN([.B16:.K16])" office:value-type="float" office:value="39.5168595112425" calcext:value-type="float">
            <text:p>39.5168595112425</text:p>
          </table:table-cell>
          <table:table-cell table:style-name="ce6" table:formula="of:=MIN([.B16:.K16])" office:value-type="float" office:value="27" calcext:value-type="float">
            <text:p>27</text:p>
          </table:table-cell>
          <table:table-cell table:style-name="ce6" table:formula="of:=MAX([.C16:.L16])" office:value-type="float" office:value="50" calcext:value-type="float">
            <text:p>50</text:p>
          </table:table-cell>
          <table:table-cell table:formula="of:=COM.MICROSOFT.STDEV.P([.B16:.K16])" office:value-type="float" office:value="6.40390505863415" calcext:value-type="float">
            <text:p>6.40390505863415</text:p>
          </table:table-cell>
          <table:table-cell office:value-type="string" calcext:value-type="string">
            <text:p>**</text:p>
          </table:table-cell>
          <table:table-cell table:number-columns-repeated="1008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HARMEAN([.B17:.K17])" office:value-type="float" office:value="40.351255133554" calcext:value-type="float">
            <text:p>40.351255133554</text:p>
          </table:table-cell>
          <table:table-cell table:style-name="ce6" table:formula="of:=MIN([.B17:.K17])" office:value-type="float" office:value="31" calcext:value-type="float">
            <text:p>31</text:p>
          </table:table-cell>
          <table:table-cell table:style-name="ce6" table:formula="of:=MAX([.C17:.L17])" office:value-type="float" office:value="47" calcext:value-type="float">
            <text:p>47</text:p>
          </table:table-cell>
          <table:table-cell table:formula="of:=COM.MICROSOFT.STDEV.P([.B17:.K17])" office:value-type="float" office:value="6.63626400921482" calcext:value-type="float">
            <text:p>6.63626400921482</text:p>
          </table:table-cell>
          <table:table-cell table:number-columns-repeated="1009"/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HARMEAN([.B18:.K18])" office:value-type="float" office:value="42.7403717323194" calcext:value-type="float">
            <text:p>42.7403717323194</text:p>
          </table:table-cell>
          <table:table-cell table:style-name="ce6" table:formula="of:=MIN([.B18:.K18])" office:value-type="float" office:value="33" calcext:value-type="float">
            <text:p>33</text:p>
          </table:table-cell>
          <table:table-cell table:style-name="ce6" table:formula="of:=MAX([.C18:.L18])" office:value-type="float" office:value="56" calcext:value-type="float">
            <text:p>56</text:p>
          </table:table-cell>
          <table:table-cell table:formula="of:=COM.MICROSOFT.STDEV.P([.B18:.K18])" office:value-type="float" office:value="6.95413546028548" calcext:value-type="float">
            <text:p>6.954135460285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weights amplitude</text:p>
          </table:table-cell>
          <table:table-cell table:style-name="ce3" office:value-type="string" calcext:value-type="string">
            <text:p>initialCorrectionStep*[correctionFactor^(N+1)]</text:p>
          </table:table-cell>
          <table:table-cell table:number-columns-repeated="12"/>
          <table:table-cell table:formula="of:=[.A16]*POWER([.A8];40+1)" office:value-type="float" office:value="0.00886609428455109" calcext:value-type="float">
            <text:p>0.00886609428455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formula="of:=HARMEAN([.B21:.K21])" office:value-type="float" office:value="41.7000605067764" calcext:value-type="float">
            <text:p>41.7000605067764</text:p>
          </table:table-cell>
          <table:table-cell table:style-name="ce6" table:formula="of:=MIN([.B21:.K21])" office:value-type="float" office:value="36" calcext:value-type="float">
            <text:p>36</text:p>
          </table:table-cell>
          <table:table-cell table:style-name="ce6" table:formula="of:=MAX([.C21:.L21])" office:value-type="float" office:value="52" calcext:value-type="float">
            <text:p>52</text:p>
          </table:table-cell>
          <table:table-cell table:formula="of:=COM.MICROSOFT.STDEV.P([.B21:.K21])" office:value-type="float" office:value="4.74973683481517" calcext:value-type="float">
            <text:p>4.7497368348151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*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formula="of:=HARMEAN([.B22:.K22])" office:value-type="float" office:value="41.6779795233895" calcext:value-type="float">
            <text:p>41.6779795233895</text:p>
          </table:table-cell>
          <table:table-cell table:style-name="ce6" table:formula="of:=MIN([.B22:.K22])" office:value-type="float" office:value="35" calcext:value-type="float">
            <text:p>35</text:p>
          </table:table-cell>
          <table:table-cell table:style-name="ce6" table:formula="of:=MAX([.C22:.L22])" office:value-type="float" office:value="52" calcext:value-type="float">
            <text:p>52</text:p>
          </table:table-cell>
          <table:table-cell table:formula="of:=COM.MICROSOFT.STDEV.P([.B22:.K22])" office:value-type="float" office:value="5.67802782663136" calcext:value-type="float">
            <text:p>5.67802782663136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**</text:p>
          </table:table-cell>
          <table:table-cell table:number-columns-repeated="1007"/>
        </table:table-row>
        <table:table-row table:style-name="ro2">
          <table:table-cell/>
          <table:table-cell table:style-name="ce3" office:value-type="string" calcext:value-type="string">
            <text:p>initialCorrectionStep*[correctionFactor^(2*N)]</text:p>
          </table:table-cell>
          <table:table-cell table:number-columns-repeated="12"/>
          <table:table-cell table:style-name="ce6" table:formula="of:=[.A16]*POWER([.A8];2*40)" office:value-type="float" office:value="0.000715504097166673" calcext:value-type="float">
            <text:p>0.0007155040971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formula="of:=HARMEAN([.B24:.K24])" office:value-type="float" office:value="41.2491705566587" calcext:value-type="float">
            <text:p>41.2491705566587</text:p>
          </table:table-cell>
          <table:table-cell table:style-name="ce6" table:formula="of:=MIN([.B24:.K24])" office:value-type="float" office:value="34" calcext:value-type="float">
            <text:p>34</text:p>
          </table:table-cell>
          <table:table-cell table:style-name="ce6" table:formula="of:=MAX([.C24:.L24])" office:value-type="float" office:value="51" calcext:value-type="float">
            <text:p>51</text:p>
          </table:table-cell>
          <table:table-cell table:formula="of:=COM.MICROSOFT.STDEV.P([.B24:.K24])" office:value-type="float" office:value="5.69209978830308" calcext:value-type="float">
            <text:p>5.69209978830308</text:p>
          </table:table-cell>
          <table:table-cell office:value-type="string" calcext:value-type="string">
            <text:p>negative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formula="of:=HARMEAN([.B25:.K25])" office:value-type="float" office:value="43.4622826081905" calcext:value-type="float">
            <text:p>43.4622826081905</text:p>
          </table:table-cell>
          <table:table-cell table:style-name="ce6" table:formula="of:=MIN([.B25:.K25])" office:value-type="float" office:value="39" calcext:value-type="float">
            <text:p>39</text:p>
          </table:table-cell>
          <table:table-cell table:style-name="ce6" table:formula="of:=MAX([.C25:.L25])" office:value-type="float" office:value="52" calcext:value-type="float">
            <text:p>52</text:p>
          </table:table-cell>
          <table:table-cell table:formula="of:=COM.MICROSOFT.STDEV.P([.B25:.K25])" office:value-type="float" office:value="5" calcext:value-type="float">
            <text:p>5</text:p>
          </table:table-cell>
          <table:table-cell office:value-type="string" calcext:value-type="string">
            <text:p>positive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string" calcext:value-type="string">
            <text:p>initialCorrectionStep*[correctionFactor^(N^2)]</text:p>
          </table:table-cell>
          <table:table-cell table:number-columns-repeated="12"/>
          <table:table-cell table:style-name="ce6" table:formula="of:=[.A16]*POWER([.A8];40*40)" office:value-type="float" office:value="1.78218281920415E-046" calcext:value-type="float">
            <text:p>1.78218281920415E-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formula="of:=HARMEAN([.B27:.K27])" office:value-type="float" office:value="42.8399665522594" calcext:value-type="float">
            <text:p>42.8399665522594</text:p>
          </table:table-cell>
          <table:table-cell table:style-name="ce6" table:formula="of:=MIN([.B27:.K27])" office:value-type="float" office:value="35" calcext:value-type="float">
            <text:p>35</text:p>
          </table:table-cell>
          <table:table-cell table:style-name="ce6" table:formula="of:=MAX([.C27:.L27])" office:value-type="float" office:value="48" calcext:value-type="float">
            <text:p>48</text:p>
          </table:table-cell>
          <table:table-cell table:formula="of:=COM.MICROSOFT.STDEV.P([.B27:.K27])" office:value-type="float" office:value="4.94368283772331" calcext:value-type="float">
            <text:p>4.94368283772331</text:p>
          </table:table-cell>
          <table:table-cell office:value-type="string" calcext:value-type="string">
            <text:p>negative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HARMEAN([.B28:.K28])" office:value-type="float" office:value="41.6771414377499" calcext:value-type="float">
            <text:p>41.6771414377499</text:p>
          </table:table-cell>
          <table:table-cell table:style-name="ce6" table:formula="of:=MIN([.B28:.K28])" office:value-type="float" office:value="36" calcext:value-type="float">
            <text:p>36</text:p>
          </table:table-cell>
          <table:table-cell table:style-name="ce6" table:formula="of:=MAX([.C28:.L28])" office:value-type="float" office:value="51" calcext:value-type="float">
            <text:p>51</text:p>
          </table:table-cell>
          <table:table-cell table:formula="of:=COM.MICROSOFT.STDEV.P([.B28:.K28])" office:value-type="float" office:value="4.3" calcext:value-type="float">
            <text:p>4.3</text:p>
          </table:table-cell>
          <table:table-cell office:value-type="string" calcext:value-type="string">
            <text:p>positive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threshold</text:p>
          </table:table-cell>
          <table:table-cell table:number-columns-repeated="102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HARMEAN([.B31:.K31])" office:value-type="float" office:value="43.5211629249104" calcext:value-type="float">
            <text:p>43.5211629249104</text:p>
          </table:table-cell>
          <table:table-cell table:style-name="ce6" table:formula="of:=MIN([.B31:.K31])" office:value-type="float" office:value="34" calcext:value-type="float">
            <text:p>34</text:p>
          </table:table-cell>
          <table:table-cell table:style-name="ce6" table:formula="of:=MAX([.C31:.L31])" office:value-type="float" office:value="57" calcext:value-type="float">
            <text:p>57</text:p>
          </table:table-cell>
          <table:table-cell table:formula="of:=COM.MICROSOFT.STDEV.P([.B31:.K31])" office:value-type="float" office:value="5.95063021872474" calcext:value-type="float">
            <text:p>5.95063021872474</text:p>
          </table:table-cell>
          <table:table-cell table:number-columns-repeated="1009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HARMEAN([.B32:.K32])" office:value-type="float" office:value="43.441379162601" calcext:value-type="float">
            <text:p>43.441379162601</text:p>
          </table:table-cell>
          <table:table-cell table:style-name="ce6" table:formula="of:=MIN([.B32:.K32])" office:value-type="float" office:value="36" calcext:value-type="float">
            <text:p>36</text:p>
          </table:table-cell>
          <table:table-cell table:style-name="ce6" table:formula="of:=MAX([.C32:.L32])" office:value-type="float" office:value="52" calcext:value-type="float">
            <text:p>52</text:p>
          </table:table-cell>
          <table:table-cell table:formula="of:=COM.MICROSOFT.STDEV.P([.B32:.K32])" office:value-type="float" office:value="4.50444225182208" calcext:value-type="float">
            <text:p>4.50444225182208</text:p>
          </table:table-cell>
          <table:table-cell table:number-columns-repeated="1009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HARMEAN([.B33:.K33])" office:value-type="float" office:value="42.8139532462442" calcext:value-type="float">
            <text:p>42.8139532462442</text:p>
          </table:table-cell>
          <table:table-cell table:style-name="ce6" table:formula="of:=MIN([.B33:.K33])" office:value-type="float" office:value="38" calcext:value-type="float">
            <text:p>38</text:p>
          </table:table-cell>
          <table:table-cell table:style-name="ce6" table:formula="of:=MAX([.C33:.L33])" office:value-type="float" office:value="52" calcext:value-type="float">
            <text:p>52</text:p>
          </table:table-cell>
          <table:table-cell table:formula="of:=COM.MICROSOFT.STDEV.P([.B33:.K33])" office:value-type="float" office:value="4.23792402008342" calcext:value-type="float">
            <text:p>4.23792402008342</text:p>
          </table:table-cell>
          <table:table-cell office:value-type="string" calcext:value-type="string">
            <text:p>**</text:p>
          </table:table-cell>
          <table:table-cell table:number-columns-repeated="1008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formula="of:=HARMEAN([.B34:.K34])" office:value-type="float" office:value="45.0406097341936" calcext:value-type="float">
            <text:p>45.0406097341936</text:p>
          </table:table-cell>
          <table:table-cell table:style-name="ce6" table:formula="of:=MIN([.B34:.K34])" office:value-type="float" office:value="36" calcext:value-type="float">
            <text:p>36</text:p>
          </table:table-cell>
          <table:table-cell table:style-name="ce6" table:formula="of:=MAX([.C34:.L34])" office:value-type="float" office:value="75" calcext:value-type="float">
            <text:p>75</text:p>
          </table:table-cell>
          <table:table-cell table:formula="of:=COM.MICROSOFT.STDEV.P([.B34:.K34])" office:value-type="float" office:value="10.6437775249204" calcext:value-type="float">
            <text:p>10.6437775249204</text:p>
          </table:table-cell>
          <table:table-cell table:number-columns-repeated="1009"/>
        </table:table-row>
        <table:table-row table:style-name="ro1">
          <table:table-cell table:style-name="ce2" table:number-columns-repeated="11"/>
          <table:table-cell table:style-name="ce5"/>
          <table:table-cell table:style-name="ce2" table:number-columns-repeated="1012"/>
        </table:table-row>
        <table:table-row table:style-name="ro1">
          <table:table-cell office:value-type="string" calcext:value-type="string">
            <text:p>correction factor</text:p>
          </table:table-cell>
          <table:table-cell table:number-columns-repeated="1023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4"/>
          <table:table-cell office:value-type="string" calcext:value-type="string">
            <text:p>trop long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14"/>
          <table:table-cell office:value-type="string" calcext:value-type="string">
            <text:p>trop long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4"/>
          <table:table-cell office:value-type="string" calcext:value-type="string">
            <text:p>trop long</text:p>
          </table:table-cell>
          <table:table-cell table:number-columns-repeated="100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11:39:03.982420469</meta:creation-date>
    <meta:generator>LibreOffice/5.4.2.2$Linux_X86_64 LibreOffice_project/40m0$Build-2</meta:generator>
    <dc:date>2017-12-24T14:47:57.097026069</dc:date>
    <meta:editing-duration>PT2H15M27S</meta:editing-duration>
    <meta:editing-cycles>17</meta:editing-cycles>
    <meta:document-statistic meta:table-count="1" meta:cell-count="371" meta:object-count="0"/>
  </office:meta>
</office:document-meta>
</file>